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itl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font-name="Arial" officeooo:rsid="000e95f2" officeooo:paragraph-rsid="000e95f2"/>
    </style:style>
    <style:style style:name="P3" style:family="paragraph" style:parent-style-name="Standard">
      <style:paragraph-properties fo:text-align="start" style:justify-single-word="false"/>
      <style:text-properties style:font-name="Bahnschrift SemiBold" officeooo:rsid="000e95f2" officeooo:paragraph-rsid="000e95f2"/>
    </style:style>
    <style:style style:name="P4" style:family="paragraph" style:parent-style-name="Text_20_body">
      <style:text-properties officeooo:rsid="000e95f2" officeooo:paragraph-rsid="000e95f2"/>
    </style:style>
    <style:style style:name="P5" style:family="paragraph" style:parent-style-name="Heading_20_1">
      <style:text-properties style:text-underline-style="solid" style:text-underline-width="auto" style:text-underline-color="font-color"/>
    </style:style>
    <style:style style:name="P6" style:family="paragraph" style:parent-style-name="Text_20_body">
      <style:text-properties style:font-name="arial" officeooo:rsid="000e95f2" officeooo:paragraph-rsid="000e95f2"/>
    </style:style>
    <style:style style:name="P7" style:family="paragraph" style:parent-style-name="Text_20_body">
      <style:text-properties style:font-name="arial" officeooo:rsid="0010e1f4" officeooo:paragraph-rsid="0010e1f4"/>
    </style:style>
    <style:style style:name="P8" style:family="paragraph" style:parent-style-name="Text_20_body" style:list-style-name="L1">
      <style:text-properties style:font-name="arial" officeooo:rsid="0010e1f4" officeooo:paragraph-rsid="0010e1f4"/>
    </style:style>
    <style:style style:name="P9" style:family="paragraph" style:parent-style-name="Text_20_body">
      <style:text-properties officeooo:paragraph-rsid="000e95f2"/>
    </style:style>
    <style:style style:name="T1" style:family="text">
      <style:text-properties officeooo:rsid="00125388"/>
    </style:style>
    <style:style style:name="T2" style:family="text">
      <style:text-properties officeooo:rsid="001444cc"/>
    </style:style>
    <style:style style:name="T3" style:family="text">
      <style:text-properties officeooo:rsid="001474f6"/>
    </style:style>
    <style:style style:name="T4" style:family="text">
      <style:text-properties style:text-underline-style="solid" style:text-underline-width="auto" style:text-underline-color="font-color"/>
    </style:style>
    <style:style style:name="T5" style:family="text">
      <style:text-properties officeooo:rsid="000e95f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François Flandin</text:h>
      <text:p text:style-name="Standard"/>
      <text:p text:style-name="P1">Projet Concepts d’Intelligence Artificielle</text:p>
      <text:p text:style-name="P3"/>
      <text:p text:style-name="P2"/>
      <text:h text:style-name="P5" text:outline-level="1">1. Les fichiers xml</text:h>
      <text:p text:style-name="P2"/>
      <text:h text:style-name="Heading_20_3" text:outline-level="3">a. Loup Chèvre Salade</text:h>
      <text:p text:style-name="P2">Ce problème est solvable en minimum 7 étapes, et de mon côté j’ai au total 20 transitions possibles.</text:p>
      <text:p text:style-name="P2"/>
      <text:h text:style-name="Heading_20_3" text:outline-level="3">b. Seaux (Die Hard)</text:h>
      <text:p text:style-name="P2">Le nombre minimal d’étapes pour résoudre ce problème est 8, et dans mon fichier xml j’ai un total de 55 transitions possibles pour ce problème.</text:p>
      <text:p text:style-name="P2"/>
      <text:h text:style-name="Heading_20_3" text:outline-level="3">c. Cruches</text:h>
      <text:p text:style-name="P2">Le nombre minimal d’étapes pour résoudre ce problème est 7, et dans mon fichier xml il y a un total de 91 transitions.</text:p>
      <text:p text:style-name="P2"/>
      <text:h text:style-name="Heading_20_3" text:outline-level="3">d. Indiens</text:h>
      <text:p text:style-name="P2">Ce problème est un peu plus compliqué que les autres, et c’est le seul problème où je ne suis pas sûr de mon résultat, mais le nombre d’étapes minimal pour le résoudre devrait être 14, pour 45 transitions.</text:p>
      <text:p text:style-name="P2"/>
      <text:h text:style-name="Heading_20_2" text:outline-level="2" text:is-list-header="true"><text:span text:style-name="T4">2. Programme de conversion xml/dot</text:span></text:h>
      <text:p text:style-name="P7">Pour ce programme, j’ai importé deux librairies : xml, argparse et os, xml pour pouvoir naviguer dans un fichier xml, argparse pour une meilleure gestion des arguments de ligne de commande et os pour une meilleure gestion des fichiers et dossiers. Le fichier est composé de plusieurs fonctions :</text:p>
      <text:list xml:id="list3645719531" text:style-name="L1">
        <text:list-item>
          <text:p text:style-name="P8">xml_to_dot : c’est la fonction qui est appelée quand un fichier xml est passé en paramètre, la fonction parcours l’arborescence du fichier xml pour trouver les transitions, (attention : la fonction marche uniquement avec l’arborescence des fichiers xml vus en cours) puis les traduit pour les écrire dans le fichier dot.</text:p>
        </text:list-item>
        <text:list-item>
          <text:p text:style-name="P8">seperate_numbers : est une fonction qui permet de prendre une chaîne de caractères et de renvoie la même chaîne mais avec des espaces entre les caractères</text:p>
        </text:list-item>
        <text:list-item>
          <text:p text:style-name="P8"><text:soft-page-break/>dot_to_xml : c’est la fonction qui est appelée quand un fichier xml est passé en paramètre, la fonction lit le fichier dot, <text:span text:style-name="T1">trouve les symboles « -&gt; » (attention : il faut que le symbole soit placé entre espaces sinon le convertisseur ne trouvera pas les transitions) et écrit les transitions dans la table de transitions xml, en séparant les caractères des transitions avec la fonction précédente pour coller au format d’arborescence de fichiers xml vu en cours.</text:span></text:p>
        </text:list-item>
      </text:list>
      <text:p text:style-name="Text_20_body"/>
      <text:p text:style-name="P6">Le programme est enregistré dans le fichier python conversion.py, qui se charge de prendre un fichier xml ou dot en paramètre et se charge de convertir les transitions du graphe dans l’autre type de fichier, il n’y a pas besoin de spécifier quoique ce soit, il faut juste mettre le fichier et le programme détecte automatiquement dans quel sens la conversion doit s’effectuer, <text:span text:style-name="T2">cela est fait pour éviter un quelconque problème </text:span><text:span text:style-name="T3">lié au fait de spécifier un sens de conversion mais pas le bon fichier</text:span><text:span text:style-name="T2">.</text:span></text:p>
      <text:p text:style-name="P6">Vous pourrez en savoir plus en exécutant la commande «python3 conversion.py -h» (ou –help).</text:p>
      <text:p text:style-name="P4"/>
      <text:p text:style-name="P4"/>
      <text:p text:style-name="P4"/>
      <text:h text:style-name="P5" text:outline-level="1">3. Programme d’affichage de solutions</text:h>
      <text:p text:style-name="Text_20_body"/>
      <text:p text:style-name="P4">Le programme est enregistré dans le fichier python solutions.py, qui prend un fichier xml et trouve toutes les solutions possibles en un nombre d’étapes donné (par défaut 10), puis converti le fichier xml vers un fichier dot grâce au programme précédent, créé autant de fichiers dot que de solutions puis met en rouge le chemin de la solution pour chaque solution trouvée par le solver, le programme enregistre tous les fichiers dot dans un dossier nommé «nom_du_probleme_solutions».</text:p>
      <text:p text:style-name="P9"><text:span text:style-name="T5">Vous pourrez en savoir plus sur son exécution en exécutant la commande «python3 solution.py -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13:04:36.661000000</meta:creation-date>
    <dc:date>2023-05-22T21:39:51.277604813</dc:date>
    <meta:editing-duration>PT1H59M46S</meta:editing-duration>
    <meta:editing-cycles>4</meta:editing-cycles>
    <meta:generator>LibreOffice/7.3.7.2$Linux_X86_64 LibreOffice_project/30$Build-2</meta:generator>
    <meta:document-statistic meta:table-count="0" meta:image-count="0" meta:object-count="0" meta:page-count="2" meta:paragraph-count="21" meta:word-count="534" meta:character-count="3177" meta:non-whitespace-character-count="2667"/>
  </office:meta>
</office:document-meta>
</file>